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10.726cm"/>
    </style:style>
    <style:style style:name="co19" style:family="table-column">
      <style:table-column-properties fo:break-before="auto" style:column-width="7.844cm"/>
    </style:style>
    <style:style style:name="co20" style:family="table-column">
      <style:table-column-properties fo:break-before="auto" style:column-width="1.626cm"/>
    </style:style>
    <style:style style:name="co21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10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4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5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ext-properties style:font-name="Verdana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127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/>
      <style:paragraph-properties fo:text-align="center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5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 style:data-style-name="N175">
      <style:text-properties style:font-name="Verdana" fo:font-size="7pt" style:font-size-asian="7pt" style:font-size-complex="7pt"/>
    </style:style>
    <style:style style:name="ce87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78" style:family="table-cell" style:parent-style-name="Default" style:data-style-name="N136"/>
    <style:style style:name="ce9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6" style:family="table-cell" style:parent-style-name="Default" style:data-style-name="N136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136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9" style:family="table-cell" style:parent-style-name="Default" style:data-style-name="N136">
      <style:text-properties style:font-name="Verdana" fo:font-size="7pt" style:font-size-asian="7pt" style:font-size-complex="7pt"/>
    </style:style>
    <style:style style:name="ce1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200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8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30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1" style:family="table-cell" style:parent-style-name="Default" style:data-style-name="N140"/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8" style:family="table-cell" style:parent-style-name="Default" style:data-style-name="N140">
      <style:text-properties style:font-name="Verdana" fo:font-size="7pt" style:font-size-asian="7pt" style:font-size-complex="7pt"/>
    </style:style>
    <style:style style:name="ce149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0" style:family="table-cell" style:parent-style-name="Default" style:data-style-name="N180"/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8" style:family="table-cell" style:parent-style-name="Default" style:data-style-name="N18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97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9" style:family="table-cell" style:parent-style-name="Default" style:data-style-name="N177"/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76" style:family="table-cell" style:parent-style-name="Default" style:data-style-name="N10036">
      <style:table-cell-properties style:text-align-source="fix" style:repeat-content="false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 style:data-style-name="N10036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61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95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96" style:family="table-cell" style:parent-style-name="Default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0" style:family="table-cell" style:parent-style-name="Default" style:data-style-name="N154"/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2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#cccccc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7" style:family="table-cell" style:parent-style-name="Default" style:data-style-name="N145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2" table:condition="of:cell-content-is-in-list([$Tax.$A$2:.$A$11])" table:allow-empty-cell="false" table:display-list="unsorted" table:base-cell-address="Invoice.H30">
          <table:error-message table:message-type="stop" table:display="true"/>
        </table:content-validation>
        <table:content-validation table:name="val3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4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5"/>
        <table:table-column table:style-name="co5" table:default-cell-style-name="ce3"/>
        <table:table-column table:style-name="co6" table:default-cell-style-name="ce68"/>
        <table:table-column table:style-name="co7" table:default-cell-style-name="ce87"/>
        <table:table-column table:style-name="co8" table:default-cell-style-name="ce110"/>
        <table:table-column table:style-name="co9" table:default-cell-style-name="ce128"/>
        <table:table-column table:style-name="co10" table:default-cell-style-name="ce149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4" table:default-cell-style-name="ce3"/>
        <table:table-column table:style-name="co15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8"/>
          <table:table-cell table:style-name="ce8" office:value-type="string" calcext:value-type="string">
            <text:p>42 Milky Way</text:p>
          </table:table-cell>
          <table:table-cell table:style-name="ce8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 country</text:p>
          </table:table-cell>
          <table:table-cell table:style-name="ce8"/>
          <table:table-cell table:style-name="ce8" office:value-type="string" calcext:value-type="string">
            <text:p>DE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8"/>
          <table:table-cell table:style-name="ce290" office:value-type="float" office:value="1234" calcext:value-type="float">
            <text:p>123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ce290" office:value-type="string" calcext:value-type="string">
            <text:p>Supplier city</text:p>
          </table:table-cell>
          <table:table-cell table:style-name="ce8"/>
          <table:table-cell table:style-name="ce8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4]; &quot; &quot;; [.O5])" office:value-type="string" office:string-value="Acme Ltd. • 42 Milky Way • DE-1234 Faraway" calcext:value-type="string">
            <text:p>Acme Ltd. • 42 Milky Way • DE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12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76"/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8" table:formula="of:=[.O7]" office:value-type="string" office:string-value="Globex Corp." calcext:value-type="string">
            <text:p>Globex Corp.</text:p>
          </table:table-cell>
          <table:table-cell table:style-name="ce8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12"/>
          <table:table-cell table:style-name="ce130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77"/>
          <table:table-cell table:style-name="ce290" office:value-type="string" calcext:value-type="string">
            <text:p>Buyer name</text:p>
          </table:table-cell>
          <table:table-cell table:style-name="ce8"/>
          <table:table-cell table:style-name="ce239" office:value-type="string" calcext:value-type="string">
            <text:p>Globex Corp.</text:p>
          </table:table-cell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8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12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8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number-columns-repeated="2"/>
          <table:table-cell table:style-name="ce279"/>
          <table:table-cell table:style-name="ce290" office:value-type="string" calcext:value-type="string">
            <text:p>Buyer city</text:p>
          </table:table-cell>
          <table:table-cell table:style-name="ce8"/>
          <table:table-cell table:style-name="ce8" office:value-type="string" calcext:value-type="string">
            <text:p>Springfield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0"/>
          <table:table-cell table:style-name="ce290" office:value-type="string" calcext:value-type="string">
            <text:p>Buyer country</text:p>
          </table:table-cell>
          <table:table-cell table:style-name="ce8"/>
          <table:table-cell table:style-name="ce8" office:value-type="string" calcext:value-type="string">
            <text:p>DE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8"/>
          <table:table-cell table:style-name="ce8" office:value-type="string" calcext:value-type="string">
            <text:p>EUR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8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8"/>
          <table:table-cell table:style-name="ce242"/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8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8"/>
          <table:table-cell table:style-name="ce112" table:content-validation-name="val1" office:value-type="string" calcext:value-type="string">
            <text:p>S20</text:p>
          </table:table-cell>
          <table:table-cell table:style-name="ce8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O15]; [Tax.$A$2:.$B$11]; 2; 0)" office:value-type="percentage" office:value="0.2" calcext:value-type="percentage">
            <text:p>20.00%</text:p>
          </table:table-cell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8" table:number-columns-repeated="2"/>
          <table:table-cell/>
          <table:table-cell table:style-name="ce15"/>
          <table:table-cell table:style-name="ce75"/>
          <table:table-cell table:style-name="ce91"/>
          <table:table-cell/>
          <table:table-cell table:style-name="ce130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8"/>
          <table:covered-table-cell/>
          <table:covered-table-cell table:style-name="ce8"/>
          <table:covered-table-cell table:style-name="ce75"/>
          <table:covered-table-cell table:style-name="ce91"/>
          <table:covered-table-cell/>
          <table:covered-table-cell table:style-name="ce130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8" table:number-columns-repeated="3"/>
          <table:table-cell table:style-name="ce111"/>
          <table:table-cell table:style-name="ce8"/>
          <table:table-cell table:style-name="ce75"/>
          <table:table-cell table:style-name="ce91"/>
          <table:table-cell/>
          <table:table-cell table:style-name="ce130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10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118" office:value-type="string" calcext:value-type="string">
            <text:p>Unit</text:p>
          </table:table-cell>
          <table:table-cell table:style-name="ce10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91"/>
          <table:table-cell table:style-name="ce300" table:formula="of:=[.J29]*0.03" office:value-type="currency" office:currency="EUR" office:value="767.9322" calcext:value-type="currency">
            <text:p>€767.93</text:p>
          </table:table-cell>
          <table:table-cell table:style-name="Default"/>
          <table:table-cell table:style-name="ce8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Design</text:p>
          </table:table-cell>
          <table:covered-table-cell table:style-name="ce32"/>
          <table:table-cell table:style-name="ce120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H23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/>
          <table:table-cell table:style-name="Default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3" office:value-type="string" calcext:value-type="string" table:number-columns-spanned="2" table:number-rows-spanned="1">
            <text:p>Printer paper 500 sheets</text:p>
          </table:table-cell>
          <table:covered-table-cell table:style-name="ce33"/>
          <table:table-cell table:style-name="ce120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H24]; [Tax.$A$2:.$B$11]; 2; 0)" office:value-type="percentage" office:value="0.2" calcext:value-type="percentage">
            <text:p>20 %</text:p>
          </table:table-cell>
          <table:table-cell table:style-name="ce200" table:content-validation-name="val1" office:value-type="string" calcext:value-type="string">
            <text:p>S20</text:p>
          </table:table-cell>
          <table:table-cell table:style-name="ce234" table:formula="of:=ROUND([.$J24]*[.$G24]; 2)" office:value-type="currency" office:currency="EUR" office:value="3.05" calcext:value-type="currency">
            <text:p><text:s/>3.05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61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3" office:value-type="string" calcext:value-type="string" table:number-columns-spanned="2" table:number-rows-spanned="1">
            <text:p>Hotel room</text:p>
          </table:table-cell>
          <table:covered-table-cell table:style-name="ce33"/>
          <table:table-cell table:style-name="ce120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H25]; [Tax.$A$2:.$B$11]; 2; 0)" office:value-type="percentage" office:value="0.09" calcext:value-type="percentage">
            <text:p>9 %</text:p>
          </table:table-cell>
          <table:table-cell table:style-name="ce200" table:content-validation-name="val1" office:value-type="string" calcext:value-type="string">
            <text:p>S9</text:p>
          </table:table-cell>
          <table:table-cell table:style-name="ce234" table:formula="of:=ROUND([.$J25]*[.$G25]; 2)" office:value-type="currency" office:currency="EUR" office:value="50.63" calcext:value-type="currency">
            <text:p><text:s/>50.63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61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3" office:value-type="string" calcext:value-type="string" table:number-columns-spanned="2" table:number-rows-spanned="1">
            <text:p>Setup static site generator</text:p>
          </table:table-cell>
          <table:covered-table-cell table:style-name="ce33"/>
          <table:table-cell table:style-name="ce120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6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61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3" office:value-type="string" calcext:value-type="string" table:number-columns-spanned="2" table:number-rows-spanned="1">
            <text:p>Template programming</text:p>
          </table:table-cell>
          <table:covered-table-cell table:style-name="ce33"/>
          <table:table-cell table:style-name="ce120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7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61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4" office:value-type="string" calcext:value-type="string" table:number-columns-spanned="2" table:number-rows-spanned="1">
            <text:p>Penetration test</text:p>
          </table:table-cell>
          <table:covered-table-cell table:style-name="ce34"/>
          <table:table-cell table:style-name="ce127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6" table:formula="of:=VLOOKUP([.H28]; [Tax.$A$2:.$B$11]; 2; 0)" office:value-type="percentage" office:value="0" calcext:value-type="percentage">
            <text:p>0 %</text:p>
          </table:table-cell>
          <table:table-cell table:style-name="ce201" table:content-validation-name="val1" office:value-type="string" calcext:value-type="string">
            <text:p>AE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5" office:value-type="string" calcext:value-type="string">
            <text:p>Charges and Allowances</text:p>
          </table:table-cell>
          <table:table-cell table:style-name="ce302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21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5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53.68" calcext:value-type="currency">
            <text:p><text:s/>53.6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office:value-type="string" calcext:value-type="string">
            <text:p>Percentage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2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H30]; [Tax.$A$2:.$B$11]; 2; 0)" office:value-type="percentage" office:value="0" calcext:value-type="percentage">
            <text:p>0 %</text:p>
          </table:table-cell>
          <table:table-cell table:style-name="ce203" table:content-validation-name="val2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3" office:value-type="string" calcext:value-type="string">
            <text:p>FC</text:p>
          </table:table-cell>
          <table:table-cell table:style-name="ce303" table:formula="of:=VLOOKUP([.M30]; [AllowanceAndCharge.$A$5:.$C$8]; 2; 0)" office:value-type="string" office:string-value="true" calcext:value-type="string">
            <text:p>tru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2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-767.93" calcext:value-type="currency">
            <text:p>-767.93 €</text:p>
          </table:table-cell>
          <table:table-cell table:style-name="ce188" table:formula="of:=VLOOKUP([.H31]; [Tax.$A$2:.$B$11]; 2; 0)" office:value-type="percentage" office:value="0" calcext:value-type="percentage">
            <text:p>0 %</text:p>
          </table:table-cell>
          <table:table-cell table:style-name="ce203" table:content-validation-name="val2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3" office:value-type="float" office:value="95" calcext:value-type="float">
            <text:p>95</text:p>
          </table:table-cell>
          <table:table-cell table:style-name="ce303" table:formula="of:=VLOOKUP([.M31]; [AllowanceAndCharge.$A$5:.$C$8]; 2; 0)" office:value-type="string" office:string-value="false" calcext:value-type="string">
            <text:p>false</text:p>
          </table:table-cell>
          <table:table-cell table:style-name="ce307" office:value-type="percentage" office:value="0.1" calcext:value-type="percentage">
            <text:p>10.00 %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21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5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53.68" calcext:value-type="currency">
            <text:p><text:s/>53.6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TotalAllowanceCharge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21" office:value-type="string" calcext:value-type="string">
            <text:p>Net Total</text:p>
          </table:table-cell>
          <table:table-cell table:style-name="ce35" table:number-columns-repeated="2"/>
          <table:table-cell table:style-name="ce51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21" office:value-type="string" calcext:value-type="string">
            <text:p>Tax Breakdown</text:p>
          </table:table-cell>
          <table:table-cell table:style-name="ce35" table:number-columns-repeated="2"/>
          <table:table-cell table:style-name="ce51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Skip</text:p>
          </table:table-cell>
          <table:table-cell table:style-name="ce296"/>
          <table:table-cell table:style-name="ce304" table:number-columns-repeated="1014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20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5]; [.$J$23:.$J$26])" office:value-type="currency" office:currency="EUR" office:value="15.24" calcext:value-type="currency">
            <text:p>15.24 €</text:p>
          </table:table-cell>
          <table:table-cell table:style-name="ce188" table:formula="of:=VLOOKUP([.B35]; [Tax.$A$2:.$B$11]; 2; 0)" office:value-type="percentage" office:value="0.2" calcext:value-type="percentage">
            <text:p>20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3.05" calcext:value-type="currency">
            <text:p>3.05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ce261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9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6]; [.$J$23:.$J$26])" office:value-type="currency" office:currency="EUR" office:value="562.5" calcext:value-type="currency">
            <text:p>562.50 €</text:p>
          </table:table-cell>
          <table:table-cell table:style-name="ce188" table:formula="of:=VLOOKUP([.B36]; [Tax.$A$2:.$B$11]; 2; 0)" office:value-type="percentage" office:value="0.09" calcext:value-type="percentage">
            <text:p>9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50.63" calcext:value-type="currency">
            <text:p>50.63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ce261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AE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7]; [.$J$23:.$J$26])" office:value-type="currency" office:currency="EUR" office:value="10200" calcext:value-type="currency">
            <text:p>10,200.00 €</text:p>
          </table:table-cell>
          <table:table-cell table:style-name="ce188" table:formula="of:=VLOOKUP([.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ce261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Z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8]; [.$J$23:.$J$26])" office:value-type="currency" office:currency="EUR" office:value="3315" calcext:value-type="currency">
            <text:p>3,315.00 €</text:p>
          </table:table-cell>
          <table:table-cell table:style-name="ce188" table:formula="of:=VLOOKUP([.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8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ce261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6]; [.$B39]; [.$J$23:.$J$26])" office:value-type="currency" office:currency="EUR" office:value="0" calcext:value-type="currency">
            <text:p>0.00 €</text:p>
          </table:table-cell>
          <table:table-cell table:style-name="ce190" table:formula="of:=VLOOKUP([.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8" table:formula="of:=[.F39]/100 * ROUND([.J29];2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SUM([.J35:.J39])" office:value-type="currency" office:currency="EUR" office:value="53.68" calcext:value-type="currency">
            <text:p>53.68 €</text:p>
          </table:table-cell>
          <table:table-cell table:style-name="Default"/>
          <table:table-cell table:style-name="ce286" office:value-type="string" calcext:value-type="string">
            <text:p>TaxTotal</text:p>
          </table:table-cell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31.39" calcext:value-type="currency">
            <text:p>24,931.3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4"/>
          <table:covered-table-cell table:style-name="ce59"/>
          <table:covered-table-cell table:style-name="ce44"/>
          <table:covered-table-cell table:style-name="ce86"/>
          <table:covered-table-cell table:style-name="ce109"/>
          <table:covered-table-cell table:style-name="ce126"/>
          <table:covered-table-cell table:style-name="ce148"/>
          <table:covered-table-cell table:style-name="ce197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9"/>
          <table:table-cell table:style-name="ce126"/>
          <table:table-cell table:style-name="ce148"/>
          <table:table-cell table:style-name="ce197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9"/>
          <table:table-cell table:style-name="ce126"/>
          <table:table-cell table:style-name="ce148"/>
          <table:table-cell table:style-name="ce197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table:table-column table:style-name="co16" table:default-cell-style-name="Default"/>
        <table:table-column table:style-name="co17" table:default-cell-style-name="ce178"/>
        <table:table-column table:style-name="co18" table:default-cell-style-name="ce316"/>
        <table:table-column table:style-name="co19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percentage" office:value="0.2" calcext:value-type="percentage">
            <text:p>20 %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percentage" office:value="0.09" calcext:value-type="percentage">
            <text:p>9 %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llowanceAndCharge" table:style-name="ta1"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4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4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4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4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3:31:50.132048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2DT20H39M46S</meta:editing-duration>
    <meta:editing-cycles>69</meta:editing-cycles>
    <meta:generator>LibreOffice/7.6.4.1$MacOSX_X86_64 LibreOffice_project/e19e193f88cd6c0525a17fb7a176ed8e6a3e2aa1</meta:generator>
    <meta:initial-creator>Guido Flohr</meta:initial-creator>
    <dc:date>2024-10-18T08:01:45.163737214</dc:date>
    <meta:document-statistic meta:table-count="3" meta:cell-count="268" meta:object-count="0"/>
  </office:meta>
</office:document-meta>
</file>